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weight="bold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IAH: Orquestração de Tarefas Cognitivas</text:h>
      <text:p text:style-name="Text_20_body">O EIAH aplica essa mesma filosofia à inteligência artificial, criando um <text:span text:style-name="T1">pipeline</text:span> seguro e auditável para a tomada de decisão.</text:p>
      <text:list xml:id="list2948968662" text:style-name="L1">
        <text:list-item>
          <text:p text:style-name="P1"><text:span text:style-name="T2">Intenção -&gt; Agente:</text:span> Um usuário faz um <text:span text:style-name="T1">request</text:span> complexo (Ex: "Crie o plano <text:span text:style-name="Source_20_Text">Acme Premium</text:span>"). O <text:span text:style-name="T2">Orquestrador</text:span> do EIAH inicia uma <text:span text:style-name="T2">Run</text:span>.</text:p>
        </text:list-item>
        <text:list-item>
          <text:p text:style-name="P1"><text:span text:style-name="T2">Abstração:</text:span> O <text:span text:style-name="T2">Agente Especializado</text:span> (<text:span text:style-name="T2">FinNexus</text:span>) recebe a intenção. Ele utiliza o ciclo <text:span text:style-name="T2">perceive/plan/act/reflect</text:span> para <text:span text:style-name="T2">abstrair</text:span> a complexidade cognitiva. Ele transforma linguagem natural em dados estruturados (<text:span text:style-name="Source_20_Text">Plan Spec</text:span>).</text:p>
        </text:list-item>
        <text:list-item>
          <text:p text:style-name="P2">Segurança e Consistência (Ações/Tools):</text:p>
          <text:list>
            <text:list-item>
              <text:p text:style-name="P1"><text:span text:style-name="T2">Guardrail de Código (Zod):</text:span> Antes de agir, o FinNexus deve gerar um JSON que <text:span text:style-name="T2">cumpra o </text:span><text:span text:style-name="Source_20_Text"><text:span text:style-name="T2">inputSchema</text:span></text:span><text:span text:style-name="T2"> Zod</text:span> da Action (<text:span text:style-name="Source_20_Text">billing.create_plan</text:span>). Isso é o <text:span text:style-name="T2">guardrail de execução</text:span>: o Agente (LLM) só pode interagir com o Core através de contratos tipados e seguros.</text:p>
            </text:list-item>
            <text:list-item>
              <text:p text:style-name="P1"><text:span text:style-name="T2">Segurança Multi-Tenant:</text:span> Toda a execução é marcada com <text:span text:style-name="Source_20_Text">tenantId</text:span> e verifica permissões via <text:span text:style-name="Source_20_Text">audit.check_rbac_permission</text:span> (conforme as instruções do FinNexus). Isso garante que o Agente não acesse ou altere dados de outro cliente.</text:p>
            </text:list-item>
            <text:list-item>
              <text:p text:style-name="P1"><text:span text:style-name="T2">Auditabilidade:</text:span> O <text:span text:style-name="Source_20_Text">RunEventStore</text:span> registra cada decisão e chamada de Action, permitindo o <text:span text:style-name="T1">Replay</text:span> e a auditoria posterior, algo essencial para tarefas financeiras (FinOps).</text:p>
            </text:list-item>
          </text:list>
        </text:list-item>
        <text:list-item>
          <text:p text:style-name="P1"><text:span text:style-name="T2">Output:</text:span> O resultado é uma alteração de estado auditável no sistema (Ex: "Plano <text:span text:style-name="Source_20_Text">Acme Premium</text:span> criado no Stripe e registrado no <text:span text:style-name="Source_20_Text">BillingLedger</text:span>").</text:p>
        </text:list-item>
      </text:list>
      <text:h text:style-name="Heading_20_3" text:outline-level="3">Conclusão</text:h>
      <text:p text:style-name="Text_20_body">A arquitetura EIAH utiliza a orquestração como um <text:span text:style-name="T2">mecanismo de segurança e governança</text:span>. Ao forçar o Agente a operar através de <text:span text:style-name="T2">Actions</text:span> padronizadas e validadas por <text:span text:style-name="T2">Zod</text:span>, a plataforma garante que a criatividade e a fluidez do LLM sejam controladas por regras de negócio determinísticas e auditáveis, protegendo tanto a integridade da plataforma quanto a privacidade dos <text:span text:style-name="T1">Tenants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31T14:54:17.923000000</meta:creation-date>
    <dc:date>2025-11-01T08:16:41.205000000</dc:date>
    <meta:editing-duration>PT17H12M13S</meta:editing-duration>
    <meta:editing-cycles>1</meta:editing-cycles>
    <meta:document-statistic meta:table-count="0" meta:image-count="0" meta:object-count="0" meta:page-count="1" meta:paragraph-count="11" meta:word-count="263" meta:character-count="1725" meta:non-whitespace-character-count="1480"/>
    <meta:generator>LibreOffice/7.3.2.2$Windows_X86_64 LibreOffice_project/49f2b1bff42cfccbd8f788c8dc32c1c309559be0</meta:generator>
  </office:meta>
</office:document-meta>
</file>